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Garuda" style:font-pitch="variable"/>
    </style:style>
    <style:style style:name="P3" style:family="paragraph">
      <style:text-properties fo:font-family="Garuda" style:font-pitch="variable" fo:font-size="12pt" style:font-size-asian="12pt" style:font-size-complex="12pt"/>
    </style:style>
    <style:style style:name="T1" style:family="text">
      <style:text-properties fo:font-family="Garuda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3cm" svg:height="1.9cm" svg:x="7.8cm" svg:y="3cm">
          <text:p text:style-name="P1">Senso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4.3cm" svg:height="1.9cm" svg:x="1.1cm" svg:y="3cm">
          <text:p text:style-name="P1">GPS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1" draw:id="id1">
          <draw:line draw:style-name="gr2" draw:text-style-name="P1" draw:layer="layout" svg:x1="3.25cm" svg:y1="2.3cm" svg:x2="3.25cm" svg:y2="1.9cm">
            <text:p/>
          </draw:line>
          <draw:line draw:style-name="gr2" draw:text-style-name="P1" draw:layer="layout" svg:x1="3.25cm" svg:y1="2.3cm" svg:x2="2.95cm" svg:y2="2cm">
            <text:p/>
          </draw:line>
          <draw:line draw:style-name="gr2" draw:text-style-name="P1" draw:layer="layout" svg:x1="3.25cm" svg:y1="2.3cm" svg:x2="3.55cm" svg:y2="2cm">
            <text:p/>
          </draw:line>
        </draw:g>
        <draw:connector draw:style-name="gr3" draw:text-style-name="P1" draw:layer="layout" svg:x1="3.25cm" svg:y1="2.3cm" svg:x2="3.25cm" svg:y2="3cm" draw:start-shape="id1" draw:start-glue-point="2" draw:end-shape="id2" draw:end-glue-point="4" svg:d="m3250 2300v700" svg:viewBox="0 0 1 701">
          <text:p/>
        </draw:connector>
        <draw:frame draw:style-name="gr4" draw:text-style-name="P3" draw:layer="layout" svg:width="4.308cm" svg:height="1.043cm" svg:x="1.053cm" svg:y="0.857cm">
          <draw:text-box>
            <text:p text:style-name="P2"><text:span text:style-name="T1">L1, 1575.42MHz Rx</text:span></text:p>
          </draw:text-box>
        </draw:frame>
        <draw:custom-shape draw:style-name="gr1" draw:text-style-name="P1" xml:id="id4" draw:id="id4" draw:layer="layout" svg:width="4.3cm" svg:height="1.9cm" svg:x="4.4cm" svg:y="5.6cm">
          <text:p text:style-name="P1">Process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9.95cm" svg:y1="4.9cm" svg:x2="8.7cm" svg:y2="6.55cm" draw:start-shape="id3" draw:start-glue-point="6" draw:end-shape="id4" svg:d="m9950 4900v1650h-1250" svg:viewBox="0 0 1251 1651">
          <text:p/>
        </draw:connector>
        <draw:connector draw:style-name="gr5" draw:text-style-name="P1" draw:layer="layout" svg:x1="3.25cm" svg:y1="4.9cm" svg:x2="4.4cm" svg:y2="6.55cm" draw:start-shape="id2" draw:start-glue-point="6" draw:end-shape="id4" draw:end-glue-point="5" svg:d="m3250 4900v1650h1150" svg:viewBox="0 0 1151 1651">
          <text:p/>
        </draw:connector>
        <draw:custom-shape draw:style-name="gr1" draw:text-style-name="P1" xml:id="id6" draw:id="id6" draw:layer="layout" svg:width="4.3cm" svg:height="1.9cm" svg:x="1.1cm" svg:y="9.9cm">
          <text:p text:style-name="P1">microS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4.3cm" svg:height="1.9cm" svg:x="6.6cm" svg:y="9.9cm">
          <text:p text:style-name="P1">Radi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xml:id="id7" draw:id="id7" draw:layer="layout" svg:x1="10.9cm" svg:y1="10.85cm" svg:x2="10.9cm" svg:y2="10.85cm" draw:start-shape="id5" draw:end-shape="id5" svg:d="m10900 10850" svg:viewBox="0 0 1 1">
          <text:p/>
        </draw:connector>
        <draw:connector draw:style-name="gr5" draw:text-style-name="P1" draw:layer="layout" svg:x1="6.55cm" svg:y1="7.5cm" svg:x2="8.75cm" svg:y2="9.9cm" draw:start-shape="id4" draw:start-glue-point="6" draw:end-shape="id5" svg:d="m6550 7500v1201h2200v1199" svg:viewBox="0 0 2201 2401">
          <text:p/>
        </draw:connector>
        <draw:connector draw:style-name="gr5" draw:text-style-name="P1" draw:layer="layout" svg:x1="6.55cm" svg:y1="7.5cm" svg:x2="3.25cm" svg:y2="9.9cm" draw:start-shape="id4" draw:start-glue-point="6" draw:end-shape="id6" svg:d="m6550 7500v1201h-3300v1199" svg:viewBox="0 0 3301 2401">
          <text:p/>
        </draw:connector>
        <draw:custom-shape draw:style-name="gr1" draw:text-style-name="P1" xml:id="id9" draw:id="id9" draw:layer="layout" svg:width="4.3cm" svg:height="1.9cm" svg:x="13.5cm" svg:y="9.9cm">
          <text:p text:style-name="P1">Mobi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8" draw:id="id8">
          <draw:line draw:style-name="gr2" draw:text-style-name="P1" draw:layer="layout" svg:x1="12cm" svg:y1="10.2cm" svg:x2="12cm" svg:y2="9.8cm">
            <text:p/>
          </draw:line>
          <draw:line draw:style-name="gr2" draw:text-style-name="P1" draw:layer="layout" svg:x1="12cm" svg:y1="10.2cm" svg:x2="11.7cm" svg:y2="9.9cm">
            <text:p/>
          </draw:line>
          <draw:line draw:style-name="gr2" draw:text-style-name="P1" draw:layer="layout" svg:x1="12cm" svg:y1="10.2cm" svg:x2="12.3cm" svg:y2="9.9cm">
            <text:p/>
          </draw:line>
        </draw:g>
        <draw:connector draw:style-name="gr3" draw:text-style-name="P1" draw:layer="layout" svg:x1="10.9cm" svg:y1="10.85cm" svg:x2="12cm" svg:y2="10.2cm" draw:start-shape="id7" draw:start-glue-point="0" draw:end-shape="id8" draw:end-glue-point="2" svg:d="m10900 10850h1100v-650" svg:viewBox="0 0 1101 651">
          <text:p/>
        </draw:connector>
        <draw:connector draw:style-name="gr5" draw:text-style-name="P1" draw:layer="layout" svg:x1="6.55cm" svg:y1="7.5cm" svg:x2="15.65cm" svg:y2="9.9cm" draw:start-shape="id4" draw:start-glue-point="6" draw:end-shape="id9" svg:d="m6550 7500v1201h9100v1199" svg:viewBox="0 0 9101 2401">
          <text:p/>
        </draw:connector>
        <draw:frame draw:style-name="gr4" draw:text-style-name="P3" draw:layer="layout" svg:width="4.892cm" svg:height="1.043cm" svg:x="9cm" svg:y="8.8cm">
          <draw:text-box>
            <text:p text:style-name="P2"><text:span text:style-name="T1">434.075MHz Tx 10mW</text:span></text:p>
          </draw:text-box>
        </draw:frame>
        <draw:g xml:id="id10" draw:id="id10">
          <draw:line draw:style-name="gr2" draw:text-style-name="P1" draw:layer="layout" svg:x1="18.3cm" svg:y1="7.9cm" svg:x2="18.3cm" svg:y2="7.5cm">
            <text:p/>
          </draw:line>
          <draw:line draw:style-name="gr2" draw:text-style-name="P1" draw:layer="layout" svg:x1="18.3cm" svg:y1="7.9cm" svg:x2="18cm" svg:y2="7.6cm">
            <text:p/>
          </draw:line>
          <draw:line draw:style-name="gr2" draw:text-style-name="P1" draw:layer="layout" svg:x1="18.3cm" svg:y1="7.9cm" svg:x2="18.6cm" svg:y2="7.6cm">
            <text:p/>
          </draw:line>
        </draw:g>
        <draw:connector draw:style-name="gr3" draw:text-style-name="P1" draw:layer="layout" svg:x1="18.3cm" svg:y1="7.9cm" svg:x2="17.8cm" svg:y2="10.85cm" draw:start-shape="id10" draw:start-glue-point="2" draw:end-shape="id9" draw:end-glue-point="7" svg:d="m18300 7900v1000h2v1950h-502" svg:viewBox="0 0 503 2951">
          <text:p/>
        </draw:connector>
        <draw:custom-shape draw:style-name="gr1" draw:text-style-name="P1" draw:layer="layout" svg:width="4.3cm" svg:height="1.9cm" svg:x="15cm" svg:y="1.5cm">
          <text:p text:style-name="P1">Camera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3" draw:layer="layout" svg:width="3.237cm" svg:height="1.043cm" svg:x="16.7cm" svg:y="6.257cm">
          <draw:text-box>
            <text:p text:style-name="P2"><text:span text:style-name="T1">2100MHz T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5T20:17:21</meta:creation-date>
    <dc:date>2013-11-15T21:20:47</dc:date>
    <meta:editing-duration>PT9M27S</meta:editing-duration>
    <meta:editing-cycles>1</meta:editing-cycles>
    <meta:document-statistic meta:object-count="31"/>
    <meta:generator>LibreOffice/4.0.2.2$Linux_X86_64 LibreOffice_project/400m0$Build-2</meta:generator>
  </office:meta>
</office:document-meta>
</file>